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3ce716" officeooo:paragraph-rsid="0000f14a"/>
    </style:style>
    <style:style style:name="P2" style:family="paragraph" style:parent-style-name="Standard">
      <style:text-properties officeooo:rsid="002eb5d9" officeooo:paragraph-rsid="0000f14a"/>
    </style:style>
    <style:style style:name="P3" style:family="paragraph" style:parent-style-name="Standard">
      <style:text-properties officeooo:rsid="002f8817" officeooo:paragraph-rsid="0000f14a"/>
    </style:style>
    <style:style style:name="P4" style:family="paragraph" style:parent-style-name="Standard">
      <style:text-properties officeooo:rsid="00e0d407" officeooo:paragraph-rsid="0000f14a"/>
    </style:style>
    <style:style style:name="P5" style:family="paragraph" style:parent-style-name="Standard">
      <style:text-properties officeooo:rsid="003092a6" officeooo:paragraph-rsid="0000f14a"/>
    </style:style>
    <style:style style:name="P6" style:family="paragraph" style:parent-style-name="Standard">
      <style:text-properties officeooo:rsid="00e263d4" officeooo:paragraph-rsid="0000f14a"/>
    </style:style>
    <style:style style:name="P7" style:family="paragraph" style:parent-style-name="Standard">
      <style:text-properties officeooo:rsid="00323afc" officeooo:paragraph-rsid="0000f14a"/>
    </style:style>
    <style:style style:name="P8" style:family="paragraph" style:parent-style-name="Standard">
      <style:text-properties officeooo:rsid="0033db20" officeooo:paragraph-rsid="0000f14a"/>
    </style:style>
    <style:style style:name="P9" style:family="paragraph" style:parent-style-name="Standard">
      <style:text-properties officeooo:rsid="00348249" officeooo:paragraph-rsid="0000f14a"/>
    </style:style>
    <style:style style:name="P10" style:family="paragraph" style:parent-style-name="Standard">
      <style:text-properties officeooo:rsid="0034ae2e" officeooo:paragraph-rsid="0000f14a"/>
    </style:style>
    <style:style style:name="P11" style:family="paragraph" style:parent-style-name="Standard">
      <style:text-properties officeooo:rsid="00360835" officeooo:paragraph-rsid="0000f14a"/>
    </style:style>
    <style:style style:name="P12" style:family="paragraph" style:parent-style-name="Standard">
      <style:text-properties officeooo:rsid="0042665b" officeooo:paragraph-rsid="0000f14a"/>
    </style:style>
    <style:style style:name="P13" style:family="paragraph" style:parent-style-name="Standard">
      <style:text-properties officeooo:rsid="003611ea" officeooo:paragraph-rsid="0000f14a"/>
    </style:style>
    <style:style style:name="P14" style:family="paragraph" style:parent-style-name="Standard">
      <style:text-properties officeooo:rsid="0036b2f0" officeooo:paragraph-rsid="0000f14a"/>
    </style:style>
    <style:style style:name="P15" style:family="paragraph" style:parent-style-name="Standard">
      <style:text-properties officeooo:rsid="00378069" officeooo:paragraph-rsid="0000f14a"/>
    </style:style>
    <style:style style:name="P16" style:family="paragraph" style:parent-style-name="Standard">
      <style:text-properties officeooo:rsid="0037d028" officeooo:paragraph-rsid="0000f14a"/>
    </style:style>
    <style:style style:name="P17" style:family="paragraph" style:parent-style-name="Standard">
      <style:text-properties officeooo:rsid="0038fd69" officeooo:paragraph-rsid="0000f14a"/>
    </style:style>
    <style:style style:name="P18" style:family="paragraph" style:parent-style-name="Standard">
      <style:text-properties officeooo:rsid="003c7262" officeooo:paragraph-rsid="0000f14a"/>
    </style:style>
    <style:style style:name="T1" style:family="text">
      <style:text-properties officeooo:rsid="00e0d407"/>
    </style:style>
    <style:style style:name="T2" style:family="text">
      <style:text-properties officeooo:rsid="002fb9a1"/>
    </style:style>
    <style:style style:name="T3" style:family="text">
      <style:text-properties officeooo:rsid="00ff94d3"/>
    </style:style>
    <style:style style:name="T4" style:family="text">
      <style:text-properties officeooo:rsid="00348249"/>
    </style:style>
    <style:style style:name="T5" style:family="text">
      <style:text-properties officeooo:rsid="02f44b3f"/>
    </style:style>
    <style:style style:name="T6" style:family="text">
      <style:text-properties officeooo:rsid="0034ae2e"/>
    </style:style>
    <style:style style:name="T7" style:family="text">
      <style:text-properties officeooo:rsid="02f5fa0a"/>
    </style:style>
    <style:style style:name="T8" style:family="text">
      <style:text-properties officeooo:rsid="00e263d4"/>
    </style:style>
    <style:style style:name="T9" style:family="text">
      <style:text-properties officeooo:rsid="0100276a"/>
    </style:style>
    <style:style style:name="T10" style:family="text">
      <style:text-properties officeooo:rsid="0037d028"/>
    </style:style>
    <style:style style:name="T11" style:family="text">
      <style:text-properties officeooo:rsid="0036b2f0"/>
    </style:style>
    <style:style style:name="T12" style:family="text">
      <style:text-properties officeooo:rsid="00e2e265"/>
    </style:style>
    <style:style style:name="T13" style:family="text">
      <style:text-properties officeooo:rsid="003a753c"/>
    </style:style>
    <style:style style:name="T14" style:family="text">
      <style:text-properties officeooo:rsid="00e45c31"/>
    </style:style>
    <style:style style:name="T15" style:family="text">
      <style:text-properties officeooo:rsid="003ce7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Ревя мотором, «<text:span text:style-name="T1">я</text:span>ва» <text:span text:style-name="T1">пролетала</text:span> по пустым улицам <text:span text:style-name="T2">ночного города</text:span>, <text:span text:style-name="T2">когда даже милиция спит, </text:span>потом по Батурин<text:span text:style-name="T1">скому</text:span> шоссе на московскую трассу, где дядя Толик иногда выжимал скорость до ста двадцати, а когда <text:span text:style-name="T1">мы </text:span>сворачивал на полевые дороги <text:span text:style-name="T2">нас уже догонял рассвет. </text:span></text:p>
      <text:p text:style-name="P4">Я сидел сзади и обхватывал его за пояс, сунув руки в карманы его мотоциклетной куртки из искусственной кожи, что<text:span text:style-name="T3">бы</text:span> они не мёрзли под встречным ветром. </text:p>
      <text:p text:style-name="P4">А вокруг ночь переходила в светлеющие сумерки и начинали проступать лесополосы вокруг полей, а высоко в небе облака всё сильней розовели в лучах солнца, которое ещё не успело взойти над горизонтом. </text:p>
      <text:p text:style-name="P4">От этих картин дух захватывало не меньше, чем от скоростной езды.</text:p>
      <text:p text:style-name="P3"/>
      <text:p text:style-name="P5"><text:span text:style-name="T4">Обычно наживкой были черви из огорода</text:span>, но однажды бывалые рыбаки посоветовали дяде Толику наживлять крючок личинками стрекоз. </text:p>
      <text:p text:style-name="P5">Они живут в воде, в комьях глины под обрывистым речным берегом и рыба по ним прямо с ума сходит — друг у дружки крючок отбирают.</text:p>
      <text:p text:style-name="P5">В тот раз мы подъехали к реке, когда только ещё рассветало. </text:p>
      <text:p text:style-name="P5">От воды подымался тонкий клочковатый туман. </text:p>
      <text:p text:style-name="P5">Дядя Толик объяснил, что доставать эти глиняные куски из воды придётся мне. </text:p>
      <text:p text:style-name="P6">Даже от мысли, что надо входить в течение тёмной воды, бросало в дрожь, <text:s/>но любишь кататься — <text:s/>люби и личинок доставать. </text:p>
      <text:p text:style-name="P7">Я разделся и, по совету старшего, сразу нырнул. </text:p>
      <text:p text:style-name="P7">Вот это да! Оказывается в воде теплее даже, чем на берегу!</text:p>
      <text:p text:style-name="P7">Я подтаскивал к берегу обломки скользких глыб, а дядя Толик их там разламывал и доставал личинок из насверленных ими канальчиков. </text:p>
      <text:p text:style-name="P7">Когда он сказал, что хватит, я даже не хотел вылезать из ласкового тепла речной воды.</text:p>
      <text:p text:style-name="P7"/>
      <text:p text:style-name="P7">Но всё-таки это было явной эксплуатацией детского труда, за которую я наказал его в тот же день.</text:p>
      <text:p text:style-name="P7">Он предпочитал спиннинг удочке, резким взмахом забрасывал блесну с грузом чуть не до середины реки, а потом крутил стрекочущую катушку на ручке спиннинга, подтаскивая вертляво мелькающую блесну обратно. </text:p>
      <text:p text:style-name="P7">На спиннинг ловится хищная рыба, способная заглотить крюки в хвосте блесны — щука, окунь.</text:p>
      <text:p text:style-name="P8">К полудню мы переехали в другое место, где был деревянный мост. Дядя Толик перешёл на другой, крутой берег и пошёл вдоль него забрасывая спиннинг там и сям.</text:p>
      <text:p text:style-name="P8">Я следил за поплавками своих удочек, а потом растянулся в прибрежной траве. <text:s/>И когда он возвращался по противоположному берегу, то я, <text:s/>не подымая головы, смотрел на него сквозь траву и ему приходилось идти через джунгли спорыша и других былинок. </text:p>
      <text:p text:style-name="P8">Таким трюком в кино <text:span text:style-name="T5">делают дублированные съёмки</text:span>. И до самого моста я продержал его в лилипутиках. </text:p>
      <text:p text:style-name="P9">Один раз тётя Люда у меня спросила, не случалось ли мне видеть, что по пути на рыбалку он заходит в какую-нибудь в хату.</text:p>
      <text:p text:style-name="P9">Я честно сказал, что такого не видел, потому что в тот раз, когда в селе Поповка он вспомнил, что мы едем без червей, и высадил меня подождать в пустой сельской улочке, пока он сгоняет тут неподалёку, <text:span text:style-name="T5">где можно их</text:span> накопать, то я видел только почернелую солому крыши сарая, мягкий песок дороги да заросли крапивы.</text:p>
      <text:p text:style-name="P9">Пару раз нам довелось падать. </text:p>
      <text:p text:style-name="P9">Первый раз <text:span text:style-name="T6">мы </text:span>ехали через поле тропинк<text:span text:style-name="T3">ой</text:span>, что шла <text:span text:style-name="T3">по </text:span>верху метровой насыпи. В одном месте насыпь оборвалась, но высокая трава скры<text:span text:style-name="T3">ва</text:span>ла ямину, <text:span text:style-name="T6">куда «ява» и нырнула носом, выбросив нас через себя. <text:s/></text:span></text:p>
      <text:p text:style-name="P10">А другой раз на выезде из Нежинской мотоцикл зацепился за врытую возле чьей-то хаты <text:soft-page-break/>железяку, чтобы машины, объезжая лужи, не царапали её фундамент.</text:p>
      <text:p text:style-name="P10">Но оба раза обошлось, <text:span text:style-name="T7">ведь на головах у</text:span> нас были белые пластмассовые шлемы, правда, во втором случае рыбалку пришлось отменить, потому что у «<text:span text:style-name="T8">я</text:span>вы» из амортизатора начало вытекать машинное масло и потребовался срочный ремонт.</text:p>
      <text:p text:style-name="P11"/>
      <text:p text:style-name="P11">Площадь Конотопских Дивизий представлялась мне поначалу концом света, потому что от Мира до неё ещё целых четыре трамвайных остановки, столько же как от вокзала до Мира. </text:p>
      <text:p text:style-name="P11">Она широкая как три дороги и <text:s/>очень длинная с небольшим уклоном вдоль <text:span text:style-name="T3">всей своей </text:span>длины. </text:p>
      <text:p text:style-name="P11">На верхнем её краю высилась водонапорная башня из металла, как та, что в Париже, но у этой на ржавом боку огромного бака <text:span text:style-name="T3">имелась</text:span> надпись «Я люблю тебя Оля!»; <text:span text:style-name="T9">внизу </text:span>под башней, за высокой стеной, обтянутой сверху плотными рядами колючей проволоки, находилась городская тюрьма. </text:p>
      <text:p text:style-name="P12"><text:span text:style-name="T9">А</text:span> напротив <text:span text:style-name="T9">башни</text:span>, кирпичные ворота Городского Рынка, от которых под уклон <text:span text:style-name="T8">площади </text:span>тянулся<text:span text:style-name="T8"> </text:span>ряд магазинов— «Мебель», «Одежда», «Обувь»...</text:p>
      <text:p text:style-name="P11">Внизу <text:span text:style-name="T9">спуска, где площадь сходится в улицу, <text:s/></text:span>сто<text:span text:style-name="T8">ит здание, у которого окон больше, чем стен — Конотопская Швейная Фабрика, за которой шёл вытрезвитель, в котором, наоборот, стен больше, чем окон; а дальше дорога к мосту, что ведёт в опасный окраинный район — Загребелье. </text:span></text:p>
      <text:p text:style-name="P13">Опасность в том, что там очень блатные хлопцы и если поймают парня провожающего загребельскую девушку, то заставляют его кричать петухом, или спичкой измерять длину моста, или просто побьют.</text:p>
      <text:p text:style-name="P13">Чуть выше <text:s/>места <text:span text:style-name="T9">пересечения</text:span> площад<text:span text:style-name="T9">и</text:span> трамвайны<text:span text:style-name="T9">ми</text:span> пут<text:span text:style-name="T9">ям</text:span>и стоит кинотеатр имени Воронцова, только вход в него <text:span text:style-name="T10">с</text:span> улицы <text:span text:style-name="T8">Ленина</text:span>, а <text:span text:style-name="T8">к</text:span> площад<text:span text:style-name="T8">и</text:span> обёрнут<text:span text:style-name="T8">а</text:span> <text:span text:style-name="T9">его</text:span> глух<text:span text:style-name="T8">ая</text:span> <text:span text:style-name="T10">боковая </text:span>стен<text:span text:style-name="T8">а с</text:span> тр<text:span text:style-name="T8">емя</text:span> выхода<text:span text:style-name="T8">ми</text:span>.</text:p>
      <text:p text:style-name="P13">Когда в город приезжает передвижной зверинец, <text:span text:style-name="T11">то из своих клеток на колёсах они выстраивают квадратный табор между трамвайными путями и Швейной Фабрикой, как чешские гуситы из учебника истории средних веков. </text:span></text:p>
      <text:p text:style-name="P14">Да ещё и по центру ставят пару рядов и в воскресный день жители города и окрестных сёл кружат толпою вокруг и вдоль клеток с табличками про возраст и имя животного, а над площадью висит гул от людских и звериных криков. </text:p>
      <text:p text:style-name="P14">Но так бывает раз в три года.</text:p>
      <text:p text:style-name="P15"><text:span text:style-name="T12">Г</text:span>онщики по отвесной стене <text:span text:style-name="T12">тоже о</text:span>дин раз приезжали, поставили огромный шатёр из брезента, а внутри кольцевую стену из <text:span text:style-name="T12">сборных щитов</text:span> высотой метров пять. </text:p>
      <text:p text:style-name="P15">Между верхом стены и брезентом стоячие места, куда два раза в день пускали зрителей заглядывать вниз, где <text:span text:style-name="T12">пара</text:span> мотоциклистов, по очереди, <text:span text:style-name="T12">набирали скорость кружа по арене</text:span>, чтобы по пандусу <text:span text:style-name="T12">въ</text:span>ехать на стену <text:span text:style-name="T10">и</text:span> <text:span text:style-name="T12">с треском моторов </text:span>гонять по ней в горизонтальной плоскости.</text:p>
      <text:p text:style-name="P15"/>
      <text:p text:style-name="P16">Если от <text:span text:style-name="T12">кинотеатра им.</text:span> Воронцова направиться по <text:span text:style-name="T12">улице Ленина</text:span> вспять — к Миру, то слева будет кубообразный Дом Быта в три этажа.</text:p>
      <text:p text:style-name="P16"><text:span text:style-name="T12">Р</text:span>ядом с ним тогда стоял стенд из железных труб с названием «Не проходите мимо!», на нём вывешивали чёрно-белые фотографии людей попавших в вытрезвитель с указанием их имён и места работы. </text:p>
      <text:p text:style-name="P16">Жуткие снимки, словно <text:span text:style-name="T12">у людей</text:span> <text:span text:style-name="T12">об</text:span>одрана кожа с лиц. </text:p>
      <text:p text:style-name="P16">Мне почему-то жалко было тех алкоголиков. <text:s/></text:p>
      <text:p text:style-name="P16">Наверное, из-за того стенда на Объекте, к которому я никак не мог <text:span text:style-name="T7">заставить себя </text:span>подойти.</text:p>
      <text:p text:style-name="P17">Вслед за Домом Быта, но <text:span text:style-name="T12">чуть </text:span>отступ<text:span text:style-name="T12">ив</text:span> от дороги, сто<text:span text:style-name="T9">ит</text:span> Дом <text:span text:style-name="T12">к</text:span>ультуры завода Красный Металлист, <text:span text:style-name="T12">на стендах, </text:span>по <text:span text:style-name="T12">краям</text:span> <text:span text:style-name="T12">крохотной площади перед Домом культуры, </text:span>наклеивали страницы журналов «Перець» и «Крокодил», а ближе к дороге, но опять-таки по бокам, чтобы не закрывать квадратные колонны входа в Дом <text:span text:style-name="T12">к</text:span>ультуры — два киоска из жести и стекла. </text:p>
      <text:p text:style-name="P17">В одном из них, среди прочей всячины, я увидел выставленные на продажу наборы <text:soft-page-break/>спичечных этикеток и в следующий свой выезд в <text:span text:style-name="T13">Г</text:span>ород купил набор с картинками животных. </text:p>
      <text:p text:style-name="P17">Когда я привёз их домой, <text:span text:style-name="T12">чтобы пополнить</text:span> <text:span text:style-name="T14">привезённый с Объекта </text:span>альбом с коллекцией, то понял — это не то. </text:p>
      <text:p text:style-name="P17">На прежних, <text:s/>сн<text:span text:style-name="T14">ятых</text:span> с коробков, мелкой печатью стоял адрес спичечной фабрики и цена — 1 коп., а эти просто картинки <text:span text:style-name="T14">этикеточного</text:span> размера. </text:p>
      <text:p text:style-name="P17">С тех пор мне расхотелось собирать <text:span text:style-name="T14">их</text:span> и я отдал альбом Чепе.</text:p>
      <text:p text:style-name="P17"/>
      <text:p text:style-name="P18">Чепа жил возле Нежинского Магазина со своей матерью и бабкой, и псом Пиратом рыжеватой масти. <text:s/></text:p>
      <text:p text:style-name="P18">Их хата была совсем маленькая — уместилась бы в одной нашей кухне, но зато отдельная. Рядом с хатой стоял глинобитный сарай, где <text:span text:style-name="T15">кроме обычных хозяйственных инструментов и загородки для угля на зиму, стоял ещё возок — продолговатый мелкий ящик на двух железных колёсах, из-под которого торчит длинная труба с перекладинкой на конце, за которую этот возок таскают. </text:span></text:p>
      <text:p text:style-name="P1">От хаты и до калитки на улицу тянулся длинный огород, не то что наши две-три грядки. Осенью и весной я приходил <text:s/>помогать ему со вскопкой. </text:p>
      <text:p text:style-name="P1">Работая, мы повторяли модную местную поговорку «никаких пасок! по пирожку и — огороды копать!», а отпущенный Пират ошалело носился по длинной тропинке-стежке от калитки до своей будки возле сара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5:35:59.281506648</meta:creation-date>
    <dc:date>2017-03-01T15:36:06.004348471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52" meta:word-count="1239" meta:character-count="7761" meta:non-whitespace-character-count="6518"/>
    <meta:generator>LibreOffice/4.3.3.2$Linux_x86 LibreOffice_project/430m0$Build-2</meta:generator>
  </office:meta>
</office:document-meta>
</file>